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9E7C110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7744in" svg:height="8.0646in" draw:z-index="0"><draw:image xlink:href="Pictures/10000000000000C8000000C89E7C11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7:21:10</meta:creation-date>
    <dc:date>2014-02-10T17:22:07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6$Linux_X86_64 LibreOffice_project/360m1$Build-2</meta:generator>
  </office:meta>
</office:document-meta>
</file>